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6" style:master-page-name="MasterPage2" style:family="paragraph" style:name="P40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ext" style:name="T79">
      <style:text-properties fo:color="#ce181e"/>
    </style:style>
    <style:style style:family="text" style:name="T80">
      <style:text-properties fo:color="#ce181e"/>
    </style:style>
    <style:style style:parent-style-name="666" style:family="paragraph" style:name="P41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72" style:list-style-name="WWNum1" style:family="paragraph" style:name="P42">
      <style:paragraph-properties/>
      <style:text-properties fo:color="#000000" fo:font-family="Liberation Serif" style:font-family-asian="Noto Sans CJK SC" style:font-family-complex="Lohit Devanagari" fo:font-size="14pt" style:font-size-complex="14pt" fo:language="en" style:language-complex="hi" fo:country="IN" style:country-complex="IN" fo:font-weight="bold"/>
    </style:style>
    <style:style style:parent-style-name="668" style:family="paragraph" style:name="P43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74" style:family="text" style:name="T81">
      <style:text-properties fo:color="#ce181e"/>
    </style:style>
    <style:style style:parent-style-name="668" style:family="paragraph" style:name="P44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75" style:family="text" style:name="T82">
      <style:text-properties fo:color="#ce181e"/>
    </style:style>
    <style:style style:parent-style-name="668" style:family="paragraph" style:name="P45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74" style:family="text" style:name="T83">
      <style:text-properties fo:color="#ce181e"/>
    </style:style>
    <style:style style:parent-style-name="674" style:family="text" style:name="T84">
      <style:text-properties fo:color="#ce181e"/>
    </style:style>
    <style:style style:parent-style-name="666" style:family="paragraph" style:name="P46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47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48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140" style:family="paragraph" style:name="P49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85">
      <style:text-properties fo:color="#ff0000" fo:font-family="Carlito" style:font-family-asian="Carlito" style:font-family-complex="Carlito" fo:font-size="18pt" fo:font-weight="bold"/>
    </style:style>
    <style:style style:family="text" style:name="T86">
      <style:text-properties fo:color="#ff0000" fo:font-family="Carlito" style:font-family-asian="Carlito" style:font-family-complex="Carlito"/>
    </style:style>
    <style:style style:family="paragraph" style:name="P50">
      <style:paragraph-properties fo:margin-left="0cm" fo:margin-right="0cm" fo:text-indent="0cm" fo:border="none"/>
      <style:text-properties fo:font-family="Carlito" style:font-family-complex="Carlito"/>
    </style:style>
    <style:style style:family="text" style:name="T87">
      <style:text-properties fo:color="#000000" fo:font-family="Carlito" style:font-family-asian="Carlito" style:font-family-complex="Carlito" fo:font-size="12pt"/>
    </style:style>
    <style:style style:family="text" style:name="T88">
      <style:text-properties fo:color="#000000" fo:font-family="Carlito" style:font-family-asian="Carlito" style:font-family-complex="Carlito" fo:font-size="12pt" fo:font-weight="bold"/>
    </style:style>
    <style:style style:family="text" style:name="T89">
      <style:text-properties fo:color="#000000" fo:font-family="Carlito" style:font-family-asian="Carlito" style:font-family-complex="Carlito" fo:font-size="12pt"/>
    </style:style>
    <style:style style:family="text" style:name="T90">
      <style:text-properties fo:color="#000000" fo:font-family="Carlito" style:font-family-asian="Carlito" style:font-family-complex="Carlito" fo:font-size="12pt" fo:font-weight="bold"/>
    </style:style>
    <style:style style:family="text" style:name="T91">
      <style:text-properties fo:color="#000000" fo:font-family="Carlito" style:font-family-asian="Carlito" style:font-family-complex="Carlito" fo:font-size="12pt"/>
    </style:style>
    <style:style style:family="text" style:name="T92">
      <style:text-properties fo:color="#000000" fo:font-family="Carlito" style:font-family-asian="Carlito" style:font-family-complex="Carlito" fo:font-size="12pt" style:font-size-complex="12pt" fo:font-weight="bold"/>
    </style:style>
    <style:style style:family="text" style:name="T93">
      <style:text-properties fo:color="#000000" fo:font-family="Carlito" style:font-family-asian="Carlito" style:font-family-complex="Carlito" fo:font-size="12pt"/>
    </style:style>
    <style:style style:family="text" style:name="T94">
      <style:text-properties fo:font-family="Carlito" style:font-family-asian="Carlito" style:font-family-complex="Carlito"/>
    </style:style>
    <style:style style:parent-style-name="165" style:list-style-name="WWNum3" style:family="paragraph" style:name="P51">
      <style:paragraph-properties fo:margin-right="0cm" fo:border="none"/>
      <style:text-properties fo:font-family="Carlito" style:font-family-complex="Carlito"/>
    </style:style>
    <style:style style:family="text" style:name="T95">
      <style:text-properties fo:color="#000000" fo:font-family="Carlito" style:font-family-asian="Carlito" style:font-family-complex="Carlito" fo:font-size="12pt"/>
    </style:style>
    <style:style style:family="text" style:name="T96">
      <style:text-properties fo:font-family="Carlito" style:font-family-asian="Carlito" style:font-family-complex="Carlito"/>
    </style:style>
    <style:style style:parent-style-name="165" style:list-style-name="WWNum3" style:family="paragraph" style:name="P52">
      <style:paragraph-properties fo:margin-right="0cm" fo:border="none"/>
      <style:text-properties fo:font-family="Carlito" style:font-family-complex="Carlito"/>
    </style:style>
    <style:style style:family="text" style:name="T97">
      <style:text-properties fo:color="#000000" fo:font-family="Carlito" style:font-family-asian="Carlito" style:font-family-complex="Carlito" fo:font-size="12pt"/>
    </style:style>
    <style:style style:family="text" style:name="T98">
      <style:text-properties fo:font-family="Carlito" style:font-family-asian="Carlito" style:font-family-complex="Carlito"/>
    </style:style>
    <style:style style:parent-style-name="165" style:list-style-name="WWNum3" style:family="paragraph" style:name="P53">
      <style:paragraph-properties fo:margin-right="0cm" fo:border="none"/>
      <style:text-properties fo:font-family="Carlito" style:font-family-complex="Carlito"/>
    </style:style>
    <style:style style:family="text" style:name="T99">
      <style:text-properties fo:color="#000000" fo:font-family="Carlito" style:font-family-asian="Carlito" style:font-family-complex="Carlito" fo:font-size="12pt"/>
    </style:style>
    <style:style style:family="text" style:name="T100">
      <style:text-properties fo:font-family="Carlito" style:font-family-asian="Carlito" style:font-family-complex="Carlito"/>
    </style:style>
    <style:style style:parent-style-name="666" style:family="paragraph" style:name="P54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ext" style:name="T101">
      <style:text-properties fo:color="#000000"/>
    </style:style>
    <style:style style:family="text" style:name="T102">
      <style:text-properties fo:color="#000000"/>
    </style:style>
    <style:style style:parent-style-name="666" style:family="paragraph" style:name="P55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ext" style:name="T103">
      <style:text-properties fo:color="#ff0000"/>
    </style:style>
    <style:style style:family="text" style:name="T104">
      <style:text-properties fo:color="#ff0000"/>
    </style:style>
    <style:style style:parent-style-name="666" style:family="paragraph" style:name="P56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57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140" style:family="paragraph" style:name="P58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105">
      <style:text-properties fo:color="#000000" fo:font-family="Times New Roman" style:font-family-asian="Times New Roman" style:font-family-complex="Times New Roman" fo:font-size="18pt" fo:font-weight="bold"/>
    </style:style>
    <style:style style:family="text" style:name="T106">
      <style:text-properties fo:color="#00b050" fo:font-family="Times New Roman" style:font-family-asian="Times New Roman" style:font-family-complex="Times New Roman" fo:font-size="18pt" fo:font-weight="bold"/>
    </style:style>
    <style:style style:family="text" style:name="T107">
      <style:text-properties fo:color="#000000" fo:font-family="Times New Roman" style:font-family-asian="Times New Roman" style:font-family-complex="Times New Roman" fo:font-size="18pt" fo:font-weight="bold"/>
    </style:style>
    <style:style style:parent-style-name="672" style:family="paragraph" style:name="P59">
      <style:paragraph-properties fo:margin-left="0cm" fo:margin-right="0cm" fo:text-indent="0cm" fo:border="none"/>
      <style:text-properties fo:color="#000000" fo:font-family="Liberation Serif" style:font-family-asian="Noto Sans CJK SC" style:font-family-complex="Lohit Devanagari" fo:font-size="14pt" style:font-size-complex="14pt" fo:language="en" style:language-complex="hi" fo:country="IN" style:country-complex="IN" fo:font-weight="bold"/>
    </style:style>
    <style:style style:family="text" style:name="T108">
      <style:text-properties fo:color="#000000" fo:font-family="Times New Roman" style:font-family-asian="Times New Roman" style:font-family-complex="Times New Roman" fo:font-size="14pt" fo:font-weight="bold"/>
    </style:style>
    <style:style style:parent-style-name="165" style:list-style-name="WWNum4" style:family="paragraph" style:name="P60">
      <style:paragraph-properties fo:margin-right="0cm" fo:border="none"/>
      <style:text-properties/>
    </style:style>
    <style:style style:family="text" style:name="T109">
      <style:text-properties fo:color="#000000" fo:font-family="Times New Roman" style:font-family-asian="Times New Roman" style:font-family-complex="Times New Roman" fo:font-size="12pt"/>
    </style:style>
    <style:style style:family="text" style:name="T11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11">
      <style:text-properties fo:color="#000000" fo:font-family="Times New Roman" style:font-family-asian="Times New Roman" style:font-family-complex="Times New Roman" fo:font-size="12pt"/>
    </style:style>
    <style:style style:parent-style-name="165" style:list-style-name="WWNum4" style:family="paragraph" style:name="P61">
      <style:paragraph-properties fo:margin-right="0cm" fo:border="none"/>
      <style:text-properties/>
    </style:style>
    <style:style style:family="text" style:name="T112">
      <style:text-properties fo:color="#000000" fo:font-family="Times New Roman" style:font-family-asian="Times New Roman" style:font-family-complex="Times New Roman" fo:font-size="12pt"/>
    </style:style>
    <style:style style:parent-style-name="672" style:family="paragraph" style:name="P62">
      <style:paragraph-properties fo:margin-left="0cm" fo:margin-right="0cm" fo:text-indent="0cm" fo:border="none"/>
      <style:text-properties fo:color="#000000" fo:font-family="Liberation Serif" style:font-family-asian="Noto Sans CJK SC" style:font-family-complex="Lohit Devanagari" fo:font-size="14pt" style:font-size-complex="14pt" fo:language="en" style:language-complex="hi" fo:country="IN" style:country-complex="IN" fo:font-weight="bold"/>
    </style:style>
    <style:style style:family="text" style:name="T113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114">
      <style:text-properties fo:font-family="Times New Roman" style:font-family-asian="Times New Roman" style:font-family-complex="Times New Roman" fo:font-size="14pt"/>
    </style:style>
    <style:style style:parent-style-name="668" style:family="paragraph" style:name="P63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bold"/>
    </style:style>
    <style:style style:family="text" style:name="T115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116">
      <style:text-properties fo:color="#000000" fo:font-family="Times New Roman" style:font-family-asian="Times New Roman" style:font-family-complex="Times New Roman" fo:font-size="14pt" fo:font-weight="bold"/>
    </style:style>
    <style:style style:parent-style-name="187" style:family="text" style:name="T117">
      <style:text-properties fo:font-family="Times New Roman" style:font-family-asian="Times New Roman" style:font-family-complex="Times New Roman" fo:font-size="14pt" fo:font-weight="bold"/>
    </style:style>
    <style:style style:parent-style-name="187" style:family="text" style:name="T118">
      <style:text-properties fo:font-family="Times New Roman" style:font-family-asian="Times New Roman" style:font-family-complex="Times New Roman" fo:font-size="14pt" fo:font-weight="bold"/>
    </style:style>
    <style:style style:parent-style-name="187" style:family="text" style:name="T119">
      <style:text-properties/>
    </style:style>
    <style:style style:family="text" style:name="T120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21">
      <style:text-properties fo:font-size="12pt" style:font-size-complex="12pt"/>
    </style:style>
    <style:style style:family="text" style:name="T122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668" style:family="paragraph" style:name="P64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23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24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parent-style-name="668" style:family="paragraph" style:name="P65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25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26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27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parent-style-name="668" style:family="paragraph" style:name="P66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28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29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parent-style-name="668" style:family="paragraph" style:name="P67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30">
      <style:text-properties fo:color="#000000" fo:font-family="Times New Roman" style:font-family-asian="Times New Roman" style:font-family-complex="Times New Roman" fo:font-size="12pt" style:font-size-complex="12pt" fo:language="en" fo:country="US" fo:font-weight="normal"/>
    </style:style>
    <style:style style:family="text" style:name="T131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32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33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34">
      <style:text-properties fo:font-size="12pt" style:font-size-complex="12pt"/>
    </style:style>
    <style:style style:family="text" style:name="T135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parent-style-name="668" style:family="paragraph" style:name="P68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36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37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38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parent-style-name="668" style:family="paragraph" style:name="P69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bold"/>
    </style:style>
    <style:style style:family="text" style:name="T139">
      <style:text-properties fo:color="#000000" fo:font-family="Times New Roman" style:font-family-asian="Times New Roman" style:font-family-complex="Times New Roman" fo:font-size="12pt" style:font-size-complex="12pt" fo:font-weight="bold"/>
    </style:style>
    <style:style style:family="text" style:name="T140">
      <style:text-properties fo:color="#000000" fo:font-family="Times New Roman" style:font-family-asian="Times New Roman" style:font-family-complex="Times New Roman" fo:font-size="12pt" style:font-size-complex="12pt" fo:font-weight="bold"/>
    </style:style>
    <style:style style:family="text" style:name="T141">
      <style:text-properties fo:color="#000000" fo:font-family="Times New Roman" style:font-family-asian="Times New Roman" style:font-family-complex="Times New Roman" fo:font-size="12pt" style:font-size-complex="12pt" fo:font-weight="bold"/>
    </style:style>
    <style:style style:parent-style-name="668" style:family="paragraph" style:name="P70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42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43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44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parent-style-name="668" style:family="paragraph" style:name="P71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ext" style:name="T145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46">
      <style:text-properties fo:font-size="12pt" style:font-size-complex="12pt"/>
    </style:style>
    <style:style style:parent-style-name="668" style:family="paragraph" style:name="P72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bold"/>
    </style:style>
    <style:style style:family="text" style:name="T147">
      <style:text-properties fo:color="#000000" fo:font-family="Times New Roman" style:font-family-asian="Times New Roman" style:font-family-complex="Times New Roman" fo:font-size="12pt" style:font-size-complex="12pt" fo:font-weight="bold"/>
    </style:style>
    <style:style style:family="text" style:name="T148">
      <style:text-properties fo:font-size="12pt" style:font-size-complex="12pt" fo:font-weight="bold"/>
    </style:style>
    <style:style style:parent-style-name="668" style:family="paragraph" style:name="P73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ext" style:name="T149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50">
      <style:text-properties fo:font-size="12pt" style:font-size-complex="12pt"/>
    </style:style>
    <style:style style:parent-style-name="668" style:family="paragraph" style:name="P74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51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52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family="text" style:name="T153">
      <style:text-properties fo:color="#000000" fo:font-family="Times New Roman" style:font-family-asian="Times New Roman" style:font-family-complex="Times New Roman" fo:font-size="12pt" style:font-size-complex="12pt" fo:font-weight="normal"/>
    </style:style>
    <style:style style:parent-style-name="140" style:family="paragraph" style:name="P75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154">
      <style:text-properties fo:color="#000000" fo:font-family="Times New Roman" style:font-family-asian="Times New Roman" style:font-family-complex="Times New Roman" fo:font-size="18pt" fo:font-weight="bold"/>
    </style:style>
    <style:style style:family="text" style:name="T155">
      <style:text-properties fo:color="#00b050" fo:font-family="Times New Roman" style:font-family-asian="Times New Roman" style:font-family-complex="Times New Roman" fo:font-size="18pt" fo:font-weight="bold"/>
    </style:style>
    <style:style style:family="text" style:name="T156">
      <style:text-properties fo:color="#00b050"/>
    </style:style>
    <style:style style:family="paragraph" style:name="P76">
      <style:paragraph-properties fo:margin-left="0cm" fo:margin-right="0cm" fo:text-indent="0cm" fo:border="none"/>
      <style:text-properties/>
    </style:style>
    <style:style style:family="text" style:name="T157">
      <style:text-properties fo:color="#000000" fo:font-family="Times New Roman" style:font-family-asian="Times New Roman" style:font-family-complex="Times New Roman" fo:font-size="12pt"/>
    </style:style>
    <style:style style:parent-style-name="668" style:family="paragraph" style:name="P77">
      <style:paragraph-properties fo:line-height="100%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normal"/>
    </style:style>
    <style:style style:family="text" style:name="T158">
      <style:text-properties fo:color="#000000" fo:font-family="Times New Roman" style:font-family-asian="Times New Roman" style:font-family-complex="Times New Roman" fo:font-size="12pt" style:font-size-complex="12pt" fo:font-weight="bold"/>
    </style:style>
    <style:style style:family="text" style:name="T159">
      <style:text-properties fo:font-size="12pt" style:font-size-complex="12pt" fo:font-weight="normal"/>
    </style:style>
    <style:style style:parent-style-name="668" style:family="paragraph" style:name="P78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ext" style:name="T160">
      <style:text-properties fo:color="#000000" fo:font-family="Times New Roman" style:font-family-asian="Times New Roman" style:font-family-complex="Times New Roman" fo:font-size="14pt" fo:font-weight="bold"/>
    </style:style>
    <style:style style:parent-style-name="666" style:family="paragraph" style:name="P79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bold"/>
    </style:style>
    <style:style style:family="text" style:name="T161">
      <style:text-properties fo:color="#000000" fo:font-weight="bold"/>
    </style:style>
    <style:style style:family="text" style:name="T162">
      <style:text-properties fo:color="#000000" fo:font-weight="bold"/>
    </style:style>
    <style:style style:family="text" style:name="T163">
      <style:text-properties fo:color="#000000" fo:font-weight="bold"/>
    </style:style>
    <style:style style:family="text" style:name="T164">
      <style:text-properties fo:color="#000000" fo:font-weight="bold"/>
    </style:style>
    <style:style style:family="paragraph" style:name="P80">
      <style:paragraph-properties fo:margin-left="0cm" fo:margin-right="0cm" fo:text-indent="0cm" fo:border="none"/>
      <style:text-properties/>
    </style:style>
    <style:style style:parent-style-name="165" style:list-style-name="WWNum5" style:family="paragraph" style:name="P81">
      <style:paragraph-properties fo:margin-right="0cm" fo:border="none"/>
      <style:text-properties/>
    </style:style>
    <style:style style:parent-style-name="165" style:list-style-name="WWNum5" style:family="paragraph" style:name="P82">
      <style:paragraph-properties fo:margin-right="0cm" fo:border="none"/>
      <style:text-properties/>
    </style:style>
    <style:style style:parent-style-name="165" style:list-style-name="WWNum5" style:family="paragraph" style:name="P83">
      <style:paragraph-properties fo:margin-right="0cm" fo:border="none"/>
      <style:text-properties/>
    </style:style>
    <style:style style:parent-style-name="666" style:family="paragraph" style:name="P84">
      <style:paragraph-properties fo:text-align="left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85">
      <style:paragraph-properties fo:text-align="left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able" style:name="ta1">
      <style:paragraph-properties fo:line-height="100%" fo:margin-bottom="0pt"/>
      <style:table-properties style:width="14.07cm" fo:margin-left="0cm" table:align="left" style:use-optimal-column-width="true"/>
    </style:style>
    <style:style style:family="table-column" style:name="co1">
      <style:table-column-properties style:column-width="3.697cm" style:use-optimal-column-width="true"/>
    </style:style>
    <style:style style:family="table-column" style:name="co2">
      <style:table-column-properties style:column-width="2.553cm" style:use-optimal-column-width="true"/>
    </style:style>
    <style:style style:family="table-column" style:name="co3">
      <style:table-column-properties style:column-width="7.816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-top="0.01764cm solid #000000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6">
      <style:paragraph-properties style:line-height-at-least="12pt" fo:text-align="center" fo:margin-top="0pt" fo:margin-bottom="0pt"/>
      <style:text-properties fo:color="#1f497d" fo:background-color="#ffffff"/>
    </style:style>
    <style:style style:family="text" style:name="T165">
      <style:text-properties fo:color="#1f497d" fo:font-family="Times New Roman" style:font-family-asian="Times New Roman" style:font-family-complex="Times New Roman" fo:font-size="12pt" fo:font-weight="bold" fo:background-color="#ffffff"/>
    </style:style>
    <style:style style:family="text" style:name="T166">
      <style:text-properties fo:color="#1f497d" fo:background-color="#ffffff"/>
    </style:style>
    <style:style style:family="table-cell" style:name="ce3">
      <style:table-cell-properties style:vertical-align="middle" style:direction="ltr" fo:border-top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7">
      <style:paragraph-properties style:line-height-at-least="12pt" fo:text-align="center" fo:margin-top="0pt" fo:margin-bottom="0pt"/>
      <style:text-properties fo:color="#1f497d" fo:background-color="#ffffff"/>
    </style:style>
    <style:style style:family="text" style:name="T167">
      <style:text-properties fo:color="#1f497d" fo:font-family="Times New Roman" style:font-family-asian="Times New Roman" style:font-family-complex="Times New Roman" fo:font-size="12pt" fo:font-weight="bold" fo:background-color="#ffffff"/>
    </style:style>
    <style:style style:family="text" style:name="T168">
      <style:text-properties fo:color="#1f497d" fo:background-color="#ffffff"/>
    </style:style>
    <style:style style:family="table-cell" style:name="ce4">
      <style:table-cell-properties style:vertical-align="middle" style:direction="ltr" fo:border-top="0.01764cm solid #000000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8">
      <style:paragraph-properties style:line-height-at-least="12pt" fo:text-align="center" fo:margin-top="0pt" fo:margin-bottom="0pt"/>
      <style:text-properties fo:color="#1f497d" fo:background-color="#ffffff"/>
    </style:style>
    <style:style style:family="text" style:name="T169">
      <style:text-properties fo:color="#1f497d" fo:font-family="Times New Roman" style:font-family-asian="Times New Roman" style:font-family-complex="Times New Roman" fo:font-size="12pt" fo:font-weight="bold" fo:background-color="#ffffff"/>
    </style:style>
    <style:style style:family="text" style:name="T170">
      <style:text-properties fo:color="#1f497d" fo:background-color="#ffffff"/>
    </style:style>
    <style:style style:family="table-row" style:name="ro2">
      <style:table-row-properties/>
    </style:style>
    <style:style style:family="table-cell" style:name="ce5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9">
      <style:paragraph-properties style:line-height-at-least="12pt" fo:margin-top="0pt" fo:margin-bottom="0pt"/>
      <style:text-properties/>
    </style:style>
    <style:style style:family="text" style:name="T171">
      <style:text-properties fo:color="#000000" fo:font-family="Times New Roman" style:font-family-asian="Times New Roman" style:font-family-complex="Times New Roman" fo:font-size="12pt"/>
    </style:style>
    <style:style style:family="table-cell" style:name="ce6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0">
      <style:paragraph-properties style:line-height-at-least="12pt" fo:margin-top="0pt" fo:margin-bottom="0pt"/>
      <style:text-properties/>
    </style:style>
    <style:style style:family="text" style:name="T172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7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1">
      <style:paragraph-properties style:line-height-at-least="12pt" fo:margin-top="0pt" fo:margin-bottom="0pt"/>
      <style:text-properties/>
    </style:style>
    <style:style style:family="text" style:name="T173">
      <style:text-properties fo:color="#000000" fo:font-family="Times New Roman" style:font-family-asian="Times New Roman" style:font-family-complex="Times New Roman" fo:font-size="12pt"/>
    </style:style>
    <style:style style:family="table-row" style:name="ro3">
      <style:table-row-properties/>
    </style:style>
    <style:style style:family="table-cell" style:name="ce8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2">
      <style:paragraph-properties style:line-height-at-least="12pt" fo:margin-top="0pt" fo:margin-bottom="0pt"/>
      <style:text-properties/>
    </style:style>
    <style:style style:family="text" style:name="T174">
      <style:text-properties fo:color="#000000" fo:font-family="Times New Roman" style:font-family-asian="Times New Roman" style:font-family-complex="Times New Roman" fo:font-size="12pt"/>
    </style:style>
    <style:style style:family="table-cell" style:name="ce9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3">
      <style:paragraph-properties style:line-height-at-least="12pt" fo:margin-top="0pt" fo:margin-bottom="0pt"/>
      <style:text-properties/>
    </style:style>
    <style:style style:family="text" style:name="T175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0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4">
      <style:paragraph-properties style:line-height-at-least="12pt" fo:margin-top="0pt" fo:margin-bottom="0pt"/>
      <style:text-properties/>
    </style:style>
    <style:style style:family="text" style:name="T176">
      <style:text-properties fo:color="#000000" fo:font-family="Times New Roman" style:font-family-asian="Times New Roman" style:font-family-complex="Times New Roman" fo:font-size="12pt"/>
    </style:style>
    <style:style style:family="table-row" style:name="ro4">
      <style:table-row-properties/>
    </style:style>
    <style:style style:family="table-cell" style:name="ce11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5">
      <style:paragraph-properties style:line-height-at-least="12pt" fo:margin-top="0pt" fo:margin-bottom="0pt"/>
      <style:text-properties/>
    </style:style>
    <style:style style:family="text" style:name="T177">
      <style:text-properties fo:color="#000000" fo:font-family="Times New Roman" style:font-family-asian="Times New Roman" style:font-family-complex="Times New Roman" fo:font-size="12pt"/>
    </style:style>
    <style:style style:family="table-cell" style:name="ce12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6">
      <style:paragraph-properties style:line-height-at-least="12pt" fo:margin-top="0pt" fo:margin-bottom="0pt"/>
      <style:text-properties/>
    </style:style>
    <style:style style:family="text" style:name="T178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3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7">
      <style:paragraph-properties style:line-height-at-least="12pt" fo:margin-top="0pt" fo:margin-bottom="0pt"/>
      <style:text-properties/>
    </style:style>
    <style:style style:family="text" style:name="T179">
      <style:text-properties fo:color="#000000" fo:font-family="Times New Roman" style:font-family-asian="Times New Roman" style:font-family-complex="Times New Roman" fo:font-size="12pt"/>
    </style:style>
    <style:style style:family="table-row" style:name="ro5">
      <style:table-row-properties/>
    </style:style>
    <style:style style:family="table-cell" style:name="ce14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8">
      <style:paragraph-properties style:line-height-at-least="12pt" fo:margin-top="0pt" fo:margin-bottom="0pt"/>
      <style:text-properties/>
    </style:style>
    <style:style style:family="text" style:name="T180">
      <style:text-properties fo:color="#000000" fo:font-family="Times New Roman" style:font-family-asian="Times New Roman" style:font-family-complex="Times New Roman" fo:font-size="12pt"/>
    </style:style>
    <style:style style:family="table-cell" style:name="ce15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99">
      <style:paragraph-properties style:line-height-at-least="12pt" fo:margin-top="0pt" fo:margin-bottom="0pt"/>
      <style:text-properties/>
    </style:style>
    <style:style style:family="text" style:name="T181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6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00">
      <style:paragraph-properties style:line-height-at-least="12pt" fo:margin-top="0pt" fo:margin-bottom="0pt"/>
      <style:text-properties/>
    </style:style>
    <style:style style:family="text" style:name="T182">
      <style:text-properties fo:color="#000000" fo:font-family="Times New Roman" style:font-family-asian="Times New Roman" style:font-family-complex="Times New Roman" fo:font-size="12pt"/>
    </style:style>
    <style:style style:family="table-row" style:name="ro6">
      <style:table-row-properties/>
    </style:style>
    <style:style style:family="table-cell" style:name="ce17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01">
      <style:paragraph-properties style:line-height-at-least="12pt" fo:margin-top="0pt" fo:margin-bottom="0pt"/>
      <style:text-properties/>
    </style:style>
    <style:style style:family="text" style:name="T183">
      <style:text-properties fo:color="#000000" fo:font-family="Times New Roman" style:font-family-asian="Times New Roman" style:font-family-complex="Times New Roman" fo:font-size="12pt"/>
    </style:style>
    <style:style style:family="table-cell" style:name="ce18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02">
      <style:paragraph-properties style:line-height-at-least="12pt" fo:margin-top="0pt" fo:margin-bottom="0pt"/>
      <style:text-properties/>
    </style:style>
    <style:style style:family="text" style:name="T184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9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03">
      <style:paragraph-properties style:line-height-at-least="12pt" fo:margin-top="0pt" fo:margin-bottom="0pt"/>
      <style:text-properties/>
    </style:style>
    <style:style style:family="text" style:name="T185">
      <style:text-properties fo:color="#000000" fo:font-family="Times New Roman" style:font-family-asian="Times New Roman" style:font-family-complex="Times New Roman" fo:font-size="12pt"/>
    </style:style>
    <style:style style:parent-style-name="666" style:family="paragraph" style:name="P104">
      <style:paragraph-properties fo:text-align="left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05">
      <style:paragraph-properties fo:text-align="center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06">
      <style:paragraph-properties fo:text-align="center"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07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08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09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graphic" style:name="gr3">
      <style:graphic-properties draw:fill="none" draw:stroke="solid" svg:stroke-color="#233B59" svg:stroke-width="0.02646cm" style:wrap="run-through" fo:margin-left="0.32cm" fo:margin-right="0.32cm" fo:margin-top="0cm" fo:margin-bottom="0cm" style:horizontal-pos="from-left" style:horizontal-rel="char" style:vertical-pos="from-top" style:vertical-rel="paragraph"/>
    </style:style>
    <style:style style:parent-style-name="666" style:family="paragraph" style:name="P110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72" style:list-style-name="WWNum1" style:family="paragraph" style:name="P111">
      <style:paragraph-properties/>
      <style:text-properties fo:color="#000000" fo:font-family="Liberation Serif" style:font-family-asian="Noto Sans CJK SC" style:font-family-complex="Lohit Devanagari" fo:font-size="14pt" style:font-size-complex="14pt" fo:language="en" style:language-complex="hi" fo:country="IN" style:country-complex="IN" fo:font-weight="bold"/>
    </style:style>
    <style:style style:parent-style-name="668" style:family="paragraph" style:name="P112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74" style:family="text" style:name="T186">
      <style:text-properties fo:color="#ce181e"/>
    </style:style>
    <style:style style:parent-style-name="674" style:family="text" style:name="T187">
      <style:text-properties fo:color="#ce181e"/>
    </style:style>
    <style:style style:parent-style-name="674" style:family="text" style:name="T188">
      <style:text-properties fo:color="#ce181e"/>
    </style:style>
    <style:style style:parent-style-name="673" style:family="paragraph" style:name="P113">
      <style:paragraph-properties/>
      <style:text-properties fo:color="#000000" fo:font-family="Liberation Serif" style:font-family-asian="Noto Sans CJK SC" style:font-family-complex="Lohit Devanagari" fo:font-size="6pt" style:font-size-complex="6pt" fo:language="en" style:language-complex="hi" fo:country="IN" style:country-complex="IN"/>
    </style:style>
    <style:style style:parent-style-name="666" style:family="paragraph" style:name="P114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15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16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17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 fo:font-weight="bold"/>
    </style:style>
    <style:style style:family="text" style:name="T189">
      <style:text-properties fo:font-size="16pt" style:font-size-complex="16pt" fo:font-weight="bold"/>
    </style:style>
    <style:style style:family="text" style:name="T190">
      <style:text-properties fo:font-size="16pt" style:font-size-complex="16pt" fo:font-weight="bold"/>
    </style:style>
    <style:style style:family="text" style:name="T191">
      <style:text-properties fo:font-size="16pt" style:font-size-complex="16pt" fo:font-weight="bold"/>
    </style:style>
    <style:style style:family="text" style:name="T192">
      <style:text-properties fo:font-size="16pt" style:font-size-complex="16pt" fo:font-weight="bold"/>
    </style:style>
    <style:style style:parent-style-name="666" style:family="paragraph" style:name="P118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19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paragraph" style:name="P120">
      <style:paragraph-properties fo:margin-left="0cm" fo:margin-right="0cm" fo:text-indent="0cm" fo:border="none"/>
      <style:text-properties/>
    </style:style>
    <style:style style:parent-style-name="666" style:family="paragraph" style:name="P121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22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6" style:family="paragraph" style:name="P123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144" style:family="paragraph" style:name="P124">
      <style:paragraph-properties fo:margin-left="0cm" fo:margin-right="0cm" fo:text-indent="0cm" fo:border="none"/>
      <style:text-properties fo:color="#595959" fo:font-family="Arial" style:font-family-asian="Arial" style:font-family-complex="Arial" fo:font-size="8pt" style:font-size-complex="8pt" fo:font-style="italic"/>
    </style:style>
    <style:style style:family="text" style:name="T193">
      <style:text-properties fo:font-family="Times New Roman" style:font-family-asian="Times New Roman" style:font-family-complex="Times New Roman" fo:font-size="8pt"/>
    </style:style>
    <style:style style:family="text" style:name="T194">
      <style:text-properties fo:font-family="Times New Roman" style:font-family-asian="Times New Roman" style:font-family-complex="Times New Roman" fo:font-size="8pt"/>
    </style:style>
    <style:style style:family="text" style:name="T195">
      <style:text-properties fo:font-family="Times New Roman" style:font-family-asian="Times New Roman" style:font-family-complex="Times New Roman" fo:font-size="8pt"/>
    </style:style>
    <style:style style:parent-style-name="144" style:family="paragraph" style:name="P125">
      <style:paragraph-properties fo:margin-left="0cm" fo:margin-right="0cm" fo:text-indent="0cm" fo:border="none"/>
      <style:text-properties fo:color="#595959" fo:font-family="Arial" style:font-family-asian="Arial" style:font-family-complex="Arial" fo:font-size="8pt" style:font-size-complex="8pt" fo:font-style="italic"/>
    </style:style>
    <style:style style:family="text" style:name="T196">
      <style:text-properties fo:font-family="Times New Roman" style:font-family-asian="Times New Roman" style:font-family-complex="Times New Roman" fo:font-size="8pt" style:font-size-complex="8pt"/>
    </style:style>
    <style:style style:family="text" style:name="T197">
      <style:text-properties fo:font-family="Times New Roman" style:font-family-asian="Times New Roman" style:font-family-complex="Times New Roman" fo:font-size="8pt" style:font-size-complex="8pt"/>
    </style:style>
    <style:style style:family="text" style:name="T198">
      <style:text-properties fo:font-family="Times New Roman" style:font-family-asian="Times New Roman" style:font-family-complex="Times New Roman" fo:font-size="8pt" style:font-size-complex="8pt"/>
    </style:style>
    <style:style style:parent-style-name="144" style:family="paragraph" style:name="P126">
      <style:paragraph-properties fo:margin-left="0cm" fo:margin-right="0cm" fo:text-indent="0cm" fo:border="none"/>
      <style:text-properties fo:color="#595959" fo:font-family="Arial" style:font-family-asian="Arial" style:font-family-complex="Arial" fo:font-size="8pt" style:font-size-complex="8pt" fo:font-style="italic"/>
    </style:style>
    <style:style style:family="text" style:name="T199">
      <style:text-properties fo:font-family="Times New Roman" style:font-family-asian="Times New Roman" style:font-family-complex="Times New Roman" fo:font-size="8pt" style:font-size-complex="8pt"/>
    </style:style>
    <style:style style:family="text" style:name="T200">
      <style:text-properties fo:font-family="Times New Roman" style:font-family-asian="Times New Roman" style:font-family-complex="Times New Roman" fo:font-size="8pt" style:font-size-complex="8pt"/>
    </style:style>
    <style:style style:family="text" style:name="T201">
      <style:text-properties fo:font-family="Times New Roman" style:font-family-asian="Times New Roman" style:font-family-complex="Times New Roman" fo:font-size="8pt" style:font-size-complex="8pt"/>
    </style:style>
    <style:style style:parent-style-name="144" style:family="paragraph" style:name="P127">
      <style:paragraph-properties fo:margin-left="0cm" fo:margin-right="0cm" fo:text-indent="0cm" fo:border="none"/>
      <style:text-properties fo:color="#595959" fo:font-family="Arial" style:font-family-asian="Arial" style:font-family-complex="Arial" fo:font-size="8pt" style:font-size-complex="8pt" fo:font-style="italic"/>
    </style:style>
    <style:style style:family="text" style:name="T202">
      <style:text-properties fo:font-family="Times New Roman" style:font-family-asian="Times New Roman" style:font-family-complex="Times New Roman" fo:font-size="8pt" style:font-size-complex="8pt"/>
    </style:style>
    <style:style style:family="text" style:name="T203">
      <style:text-properties fo:font-family="Times New Roman" style:font-family-asian="Times New Roman" style:font-family-complex="Times New Roman" fo:font-size="8pt" style:font-size-complex="8pt"/>
    </style:style>
    <style:style style:family="text" style:name="T204">
      <style:text-properties fo:font-family="Times New Roman" style:font-family-asian="Times New Roman" style:font-family-complex="Times New Roman" fo:font-size="8pt" style:font-size-complex="8pt"/>
    </style:style>
    <style:style style:parent-style-name="144" style:family="paragraph" style:name="P128">
      <style:paragraph-properties fo:margin-left="0cm" fo:margin-right="0cm" fo:text-indent="0cm" fo:border="none"/>
      <style:text-properties fo:color="#595959" fo:font-family="Arial" style:font-family-asian="Arial" style:font-family-complex="Arial" fo:font-size="8pt" style:font-size-complex="8pt" fo:font-style="italic"/>
    </style:style>
    <style:style style:family="text" style:name="T205">
      <style:text-properties fo:font-family="Times New Roman" style:font-family-asian="Times New Roman" style:font-family-complex="Times New Roman" fo:font-size="8pt" style:font-size-complex="8pt"/>
    </style:style>
    <style:style style:family="text" style:name="T206">
      <style:text-properties fo:font-family="Times New Roman" style:font-family-asian="Times New Roman" style:font-family-complex="Times New Roman" fo:font-size="8pt" style:font-size-complex="8pt"/>
    </style:style>
    <style:style style:family="text" style:name="T207">
      <style:text-properties fo:font-family="Times New Roman" style:font-family-asian="Times New Roman" style:font-family-complex="Times New Roman" fo:font-size="8pt" style:font-size-complex="8pt"/>
    </style:style>
    <style:style style:parent-style-name="144" style:family="paragraph" style:name="P129">
      <style:paragraph-properties fo:margin-left="0cm" fo:margin-right="0cm" fo:text-indent="0cm" fo:border="none"/>
      <style:text-properties fo:color="#595959" fo:font-family="Arial" style:font-family-asian="Arial" style:font-family-complex="Arial" fo:font-size="8pt" style:font-size-complex="8pt" fo:font-style="italic"/>
    </style:style>
    <style:style style:family="text" style:name="T208">
      <style:text-properties fo:color="#000000" fo:font-family="Times New Roman" style:font-family-asian="Times New Roman" style:font-family-complex="Times New Roman" fo:font-size="8pt" fo:font-weight="bold"/>
    </style:style>
    <style:style style:family="paragraph" style:name="P130">
      <style:paragraph-properties fo:margin-left="0cm" fo:margin-right="0cm" fo:text-indent="0cm" fo:border="none"/>
      <style:text-properties/>
    </style:style>
    <style:style style:family="text" style:name="T209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10">
      <style:text-properties fo:color="#000000" fo:font-family="Times New Roman" style:font-family-asian="Times New Roman" style:font-family-complex="Times New Roman" fo:font-size="12pt"/>
    </style:style>
    <style:style style:family="text" style:name="T21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12">
      <style:text-properties fo:color="#000000" fo:font-family="Times New Roman" style:font-family-asian="Times New Roman" style:font-family-complex="Times New Roman" fo:font-size="12pt"/>
    </style:style>
    <style:style style:parent-style-name="672" style:family="paragraph" style:name="P131">
      <style:paragraph-properties fo:margin-left="0cm" fo:margin-right="0cm" fo:text-indent="0cm" fo:border="none"/>
      <style:text-properties fo:color="#000000" fo:font-family="Liberation Serif" style:font-family-asian="Noto Sans CJK SC" style:font-family-complex="Lohit Devanagari" fo:font-size="14pt" style:font-size-complex="14pt" fo:language="en" style:language-complex="hi" fo:country="IN" style:country-complex="IN" fo:font-weight="bold"/>
    </style:style>
    <style:style style:family="text" style:name="T213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14">
      <style:text-properties fo:color="#ff0000" fo:font-family="Times New Roman" style:font-family-asian="Times New Roman" style:font-family-complex="Times New Roman" fo:font-size="14pt" fo:font-weight="bold"/>
    </style:style>
    <style:style style:family="text" style:name="T215">
      <style:text-properties fo:color="#ff0000"/>
    </style:style>
    <style:style style:parent-style-name="165" style:list-style-name="WWNum2" style:family="paragraph" style:name="P132">
      <style:paragraph-properties fo:margin-right="0cm" fo:border="none"/>
      <style:text-properties/>
    </style:style>
    <style:style style:family="text" style:name="T21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17">
      <style:text-properties fo:color="#000000" fo:font-family="Times New Roman" style:font-family-asian="Times New Roman" style:font-family-complex="Times New Roman" fo:font-size="12pt"/>
    </style:style>
    <style:style style:parent-style-name="165" style:list-style-name="WWNum2" style:family="paragraph" style:name="P133">
      <style:paragraph-properties fo:margin-right="0cm" fo:border="none"/>
      <style:text-properties/>
    </style:style>
    <style:style style:family="text" style:name="T21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19">
      <style:text-properties fo:color="#000000" fo:font-family="Times New Roman" style:font-family-asian="Times New Roman" style:font-family-complex="Times New Roman" fo:font-size="12pt"/>
    </style:style>
    <style:style style:parent-style-name="165" style:list-style-name="WWNum2" style:family="paragraph" style:name="P134">
      <style:paragraph-properties fo:margin-right="0cm" fo:border="none"/>
      <style:text-properties/>
    </style:style>
    <style:style style:family="text" style:name="T22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21">
      <style:text-properties fo:color="#000000" fo:font-family="Times New Roman" style:font-family-asian="Times New Roman" style:font-family-complex="Times New Roman" fo:font-size="12pt"/>
    </style:style>
    <style:style style:family="text" style:name="T22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23">
      <style:text-properties fo:color="#000000" fo:font-family="Times New Roman" style:font-family-asian="Times New Roman" style:font-family-complex="Times New Roman" fo:font-size="12pt"/>
    </style:style>
    <style:style style:parent-style-name="666" style:family="paragraph" style:name="P135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family="text" style:name="T224">
      <style:text-properties/>
    </style:style>
    <style:style style:family="text" style:name="T225">
      <style:text-properties/>
    </style:style>
  </office:automatic-styles>
  <office:body>
    <office:text text:use-soft-page-breaks="true">
      <text:p text:style-name="P40"><text:span><text:s text:c="47"/></text:span><text:span text:style-name="T79"><text:s/></text:span><text:span text:style-name="T80">My understanding</text:span><text:span><text:line-break/></text:span><text:span/></text:p>
      <text:p text:style-name="P41"><text:span/><text:span/></text:p>
      <text:list text:style-name="WWNum1" text:continue-numbering="true">
        <text:list-item>
          <text:list>
            <text:list-item>
              <text:list>
                <text:list-item>
                  <text:h text:outline-level="4" text:restart-numbering="0" text:is-list-header="0" text:style-name="P42"><text:span>FTP (File Transfer Protocol)</text:span><text:span/></text:h>
                </text:list-item>
              </text:list>
            </text:list-item>
          </text:list>
        </text:list-item>
      </text:list>
      <text:p text:style-name="P43"><text:span text:style-name="T81">Why it is used:</text:span><text:span><text:line-break/>FTP is used to transfer files between a client (PC) and a server (development board) over a local network.</text:span><text:span/></text:p>
      <text:p text:style-name="P44"><text:span>In my setup, I have already flashed my custom code onto the development board. When I enter the board’s IP address and port (for example: </text:span><text:span text:style-name="T82">http://192.168.0.153:8080</text:span><text:span>) in my PC’s browser, the client-side code runs on my PC while the server-side code runs on the board.</text:span><text:span/></text:p>
      <text:p text:style-name="P45"><text:span>This opens a file management page where I can </text:span><text:span text:style-name="T83">upload, delete, or download files</text:span><text:span> directly from the board.All these operations are performed </text:span><text:span text:style-name="T84">within the local network</text:span><text:span> using FTP functionality.</text:span><text:span/></text:p>
      <text:p text:style-name="P46"><text:span/><text:span/></text:p>
      <text:p text:style-name="P47"><text:span/><text:span/></text:p>
      <text:p text:style-name="P48"><text:span/><text:span/></text:p>
      <text:p text:style-name="P49"><text:span text:style-name="T85">⚙️ What I Did (My Work)</text:span><text:span text:style-name="T86"/></text:p>
      <text:p text:style-name="P50"><text:span text:style-name="T87">✅ Built a </text:span><text:span text:style-name="T88">mini file transfer server</text:span><text:span text:style-name="T89"> in </text:span><text:span text:style-name="T90">C language</text:span><text:span text:style-name="T91"> using </text:span><text:span text:style-name="T92">libmicrohttpd</text:span><text:span text:style-name="T93">. ✅ Implemented features:</text:span><text:span text:style-name="T94"/></text:p>
      <text:list text:style-name="WWNum3" text:continue-numbering="true">
        <text:list-item>
          <text:p text:style-name="P51"><text:span text:style-name="T95">Upload file to server</text:span><text:span text:style-name="T96"/></text:p>
        </text:list-item>
        <text:list-item>
          <text:p text:style-name="P52"><text:span text:style-name="T97">Download file from server</text:span><text:span text:style-name="T98"/></text:p>
        </text:list-item>
        <text:list-item>
          <text:p text:style-name="P53"><text:span text:style-name="T99">Show list of available files ✅ Handled large file transfer (up to 5 GB). ✅ Added filename validation for security.</text:span><text:span text:style-name="T100"/></text:p>
        </text:list-item>
      </text:list>
      <text:p text:style-name="P54"><text:span text:style-name="T101"/><text:span text:style-name="T102"/></text:p>
      <text:p text:style-name="P55"><text:span text:style-name="T103"/><text:span text:style-name="T104">⚙️ What is libmicrohttpd</text:span><text:span>?</text:span><text:span/><text:span/></text:p>
      <text:p text:style-name="P56"><text:span/><text:span/><text:span>It allows your C program to talk with a web browser using the HTTP protocol.</text:span><text:span/><text:span/></text:p>
      <text:p text:style-name="P57"><text:span/><text:span/><text:span/></text:p>
      <text:p text:style-name="P58"><text:span text:style-name="T105">🔁 </text:span><text:span text:style-name="T106">How the Code Works</text:span><text:span text:style-name="T107"> (Simple Flow)</text:span><text:span/></text:p>
      <text:list>
        <text:list-item>
          <text:p text:style-name="P59"><text:span text:style-name="T108">1️⃣ Server Start</text:span><text:span/></text:p>
        </text:list-item>
      </text:list>
      <text:list text:style-name="WWNum4" text:continue-numbering="true">
        <text:list-item>
          <text:p text:style-name="P60"><text:span text:style-name="T109">Program starts and listens on port </text:span><text:span text:style-name="T110">8080</text:span><text:span text:style-name="T111">.</text:span><text:span/></text:p>
        </text:list-item>
        <text:list-item>
          <text:p text:style-name="P61"><text:span text:style-name="T112">Waits for browser (client) requests.</text:span><text:span/></text:p>
        </text:list-item>
      </text:list>
      <text:list>
        <text:list-item>
          <text:p text:style-name="P62"><text:span text:style-name="T113">2️⃣ User Opens in Browser</text:span><text:span text:style-name="T114"/></text:p>
        </text:list-item>
      </text:list>
      <text:p text:style-name="P63"><text:span text:style-name="T115"/><text:span text:style-name="T116"/><text:a xlink:href="http://&lt;IP&gt;:8080" xlink:type="simple"><text:span text:style-name="T117">http://&lt;IP&gt;:8080</text:span><text:span text:style-name="T118"/><text:span text:style-name="T119"/></text:a><text:span/><text:span text:style-name="T120"/><text:span text:style-name="T121"/><text:span text:style-name="T122"/></text:p>
      <text:p text:style-name="P64"><text:span text:style-name="T123"><text:s text:c="2"/>Browser sends an HTTP GET request.</text:span><text:span text:style-name="T124"/></text:p>
      <text:p text:style-name="P65"><text:span text:style-name="T125"/><text:span text:style-name="T126">Server responds with a web page showing:</text:span><text:span text:style-name="T127"/><text:span/></text:p>
      <text:p text:style-name="P66"><text:span text:style-name="T128"><text:s text:c="8"/>File list</text:span><text:span text:style-name="T129"/></text:p>
      <text:p text:style-name="P67"><text:span text:style-name="T130"><text:s text:c="7"/></text:span><text:span text:style-name="T131"> Upload button</text:span><text:span text:style-name="T132"/><text:span/><text:span text:style-name="T133"/><text:span text:style-name="T134"/><text:span text:style-name="T135"/></text:p>
      <text:p text:style-name="P68"><text:span text:style-name="T136"/><text:span text:style-name="T137"/><text:span text:style-name="T138"/></text:p>
      <text:p text:style-name="P69"><text:span text:style-name="T139"/><text:span text:style-name="T140">3️⃣ File Upload</text:span><text:span text:style-name="T141"/></text:p>
      <text:p text:style-name="P70"><text:span text:style-name="T142"/><text:span text:style-name="T143"> When user uploads, browser sends a POST request.</text:span><text:span text:style-name="T144"/><text:span/></text:p>
      <text:p text:style-name="P71"><text:span text:style-name="T145"><text:s text:c="4"/>Code receives data in chunks → saves file to folder /home/zumi/srinu/ftps.</text:span><text:span text:style-name="T146"/></text:p>
      <text:p text:style-name="P72"><text:span text:style-name="T147">4️⃣ File Download</text:span><text:span text:style-name="T148"/></text:p>
      <text:p text:style-name="P73"><text:span text:style-name="T149"><text:s text:c="4"/>When user clicks download → sends a GET /download?file=name request.</text:span><text:span text:style-name="T150"/></text:p>
      <text:p text:style-name="P74"><text:span text:style-name="T151"><text:s text:c="4"/>Server reads file → sends file data back to browser → file is downloaded.</text:span><text:span text:style-name="T152"/><text:span text:style-name="T153"/></text:p>
      <text:p text:style-name="P75"><text:span text:style-name="T154">🧩</text:span><text:span text:style-name="T155"> In One Line (Style Answer)</text:span><text:span text:style-name="T156"/></text:p>
      <text:p text:style-name="P76"><text:span text:style-name="T157">“I developed a simple FTP-like file transfer system using HTTP and C (libmicrohttpd). It lets users upload and download files via a web browser securely, replacing traditional FTP commands with HTTP GET and POST operations.”</text:span><text:span/></text:p>
      <text:p text:style-name="P77"><text:span text:style-name="T158"/><text:span text:style-name="T159"/></text:p>
      <text:p text:style-name="P78"><text:span text:style-name="T160"/><text:span/><text:span/></text:p>
      <text:p text:style-name="P79"><text:span text:style-name="T161"/><text:span text:style-name="T162">Why We Use Port 8080</text:span><text:span text:style-name="T163"/><text:span text:style-name="T164"/></text:p>
      <text:p text:style-name="P80"><text:span>Good question! Here’s the simple explanation:</text:span><text:span/></text:p>
      <text:list text:style-name="WWNum5" text:continue-numbering="true">
        <text:list-item>
          <text:p text:style-name="P81"><text:span>Port 80 is the default HTTP port, but on most systems, only root/admin users can open it.</text:span><text:span/></text:p>
        </text:list-item>
        <text:list-item>
          <text:p text:style-name="P82"><text:span>Port 8080 is a common alternative for testing or development, because it doesn’t need admin rights.</text:span><text:span/></text:p>
        </text:list-item>
        <text:list-item>
          <text:p text:style-name="P83"><text:span>So using 8080 lets your web server run safely and easily without special permissions.</text:span><text:span/></text:p>
        </text:list-item>
      </text:list>
      <text:p text:style-name="P84"><text:span/><text:span/><text:span/></text:p>
      <text:p text:style-name="P85"><text:span/><text:span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 table:default-cell-style-name="ce1">
          <table:table-cell table:style-name="ce2">
            <text:p text:style-name="P86"><text:span text:style-name="T165">Service</text:span><text:span text:style-name="T166"/></text:p>
          </table:table-cell>
          <table:table-cell table:style-name="ce3">
            <text:p text:style-name="P87"><text:span text:style-name="T167">Default Port</text:span><text:span text:style-name="T168"/></text:p>
          </table:table-cell>
          <table:table-cell table:style-name="ce4">
            <text:p text:style-name="P88"><text:span text:style-name="T169">Description</text:span><text:span text:style-name="T170"/></text:p>
          </table:table-cell>
        </table:table-row>
        <table:table-row table:style-name="ro2" table:default-cell-style-name="ce1">
          <table:table-cell table:style-name="ce5">
            <text:p text:style-name="P89"><text:span text:style-name="T171">HTTP (Web)</text:span><text:span/></text:p>
          </table:table-cell>
          <table:table-cell table:style-name="ce6">
            <text:p text:style-name="P90"><text:span text:style-name="T172">80</text:span><text:span/></text:p>
          </table:table-cell>
          <table:table-cell table:style-name="ce7">
            <text:p text:style-name="P91"><text:span text:style-name="T173">Used by normal websites</text:span><text:span/></text:p>
          </table:table-cell>
        </table:table-row>
        <table:table-row table:style-name="ro3" table:default-cell-style-name="ce1">
          <table:table-cell table:style-name="ce8">
            <text:p text:style-name="P92"><text:span text:style-name="T174">HTTPS (Secure Web)</text:span><text:span/></text:p>
          </table:table-cell>
          <table:table-cell table:style-name="ce9">
            <text:p text:style-name="P93"><text:span text:style-name="T175">443</text:span><text:span/></text:p>
          </table:table-cell>
          <table:table-cell table:style-name="ce10">
            <text:p text:style-name="P94"><text:span text:style-name="T176">Used by secure websites</text:span><text:span/></text:p>
          </table:table-cell>
        </table:table-row>
        <table:table-row table:style-name="ro4" table:default-cell-style-name="ce1">
          <table:table-cell table:style-name="ce11">
            <text:p text:style-name="P95"><text:span text:style-name="T177">FTP</text:span><text:span/></text:p>
          </table:table-cell>
          <table:table-cell table:style-name="ce12">
            <text:p text:style-name="P96"><text:span text:style-name="T178">21</text:span><text:span/></text:p>
          </table:table-cell>
          <table:table-cell table:style-name="ce13">
            <text:p text:style-name="P97"><text:span text:style-name="T179">Used for file transfer</text:span><text:span/></text:p>
          </table:table-cell>
        </table:table-row>
        <table:table-row table:style-name="ro5" table:default-cell-style-name="ce1">
          <table:table-cell table:style-name="ce14">
            <text:p text:style-name="P98"><text:span text:style-name="T180">SSH</text:span><text:span/></text:p>
          </table:table-cell>
          <table:table-cell table:style-name="ce15">
            <text:p text:style-name="P99"><text:span text:style-name="T181">22</text:span><text:span/></text:p>
          </table:table-cell>
          <table:table-cell table:style-name="ce16">
            <text:p text:style-name="P100"><text:span text:style-name="T182">Used for remote login</text:span><text:span/></text:p>
          </table:table-cell>
        </table:table-row>
        <table:table-row table:style-name="ro6" table:default-cell-style-name="ce1">
          <table:table-cell table:style-name="ce17">
            <text:p text:style-name="P101"><text:span text:style-name="T183">Custom Web App</text:span><text:span/></text:p>
          </table:table-cell>
          <table:table-cell table:style-name="ce18">
            <text:p text:style-name="P102"><text:span text:style-name="T184">8080</text:span><text:span/></text:p>
          </table:table-cell>
          <table:table-cell table:style-name="ce19">
            <text:p text:style-name="P103"><text:span text:style-name="T185">Commonly used for testing or local web servers</text:span><text:span/></text:p>
          </table:table-cell>
        </table:table-row>
      </table:table>
      <text:p text:style-name="P104"><text:span/><text:span/><text:span/><text:span/><text:span/></text:p>
      <text:p text:style-name="P105"><text:span/><text:span/><text:span/></text:p>
      <text:p text:style-name="P106"><text:span/><text:span/><text:span/></text:p>
      <text:p text:style-name="P107"><text:span/><text:span/><text:span/></text:p>
      <text:p text:style-name="P108"><text:span/><text:span/><text:span/></text:p>
      <text:p text:style-name="P109"><text:span/><text:span/><draw:line draw:style-name="gr3" draw:z-index="2049" draw:transform="" text:anchor-type="paragraph" svg:x1="0cm" svg:x2="0cm" svg:y1="0cm" svg:y2="0cm"/><text:span/><text:span/><text:span/></text:p>
      <text:p text:style-name="P110"><text:span/></text:p>
      <text:list text:style-name="WWNum1" text:continue-numbering="true">
        <text:list-item>
          <text:list>
            <text:list-item>
              <text:list>
                <text:list-item>
                  <text:h text:outline-level="4" text:restart-numbering="0" text:is-list-header="0" text:style-name="P111"><text:span>Simple Mail Transfer Protocol (SMTP)</text:span><text:span/></text:h>
                </text:list-item>
              </text:list>
            </text:list-item>
          </text:list>
        </text:list-item>
      </text:list>
      <text:p text:style-name="P112"><text:span text:style-name="T186">Purpose:</text:span><text:span><text:line-break/>SMTP is used for sending emails from </text:span><text:span>the board to the user.In my setup, the board is installed at the client’s location, and I cannot directly monitor its condition or performance.Using this protocol, the board automatically sends status reports or fault alerts to me through email — either </text:span><text:span text:style-name="T187">daily</text:span><text:span> or </text:span><text:span text:style-name="T188">whenever a fault occurs</text:span><text:span>.</text:span><text:span/></text:p>
      <text:p text:style-name="P113"><text:span/><text:span/></text:p>
      <text:p text:style-name="P114"><text:span/><text:span/><text:span/></text:p>
      <text:p text:style-name="P115"><text:span/><text:span/><text:span/></text:p>
      <text:p text:style-name="P116"><text:span/><text:span/></text:p>
      <text:p text:style-name="P117"><text:span text:style-name="T189"/><text:span text:style-name="T190">DNS (Domain Name System)</text:span><text:span text:style-name="T191"/><text:span text:style-name="T192"/></text:p>
      <text:p text:style-name="P118"><text:span/><text:span/><text:span/></text:p>
      <text:p text:style-name="P119"><text:span/><text:span/><text:span/></text:p>
      <text:p text:style-name="P120"><text:span>When the board boots, its IP address may change each time (for example, when using DHCP). Because of this, it’s hard to know the current IP to connect to it.</text:span><text:span/></text:p>
      <text:p text:style-name="P121"><text:span>DNS helps solve this problem. By assigning a fixed name (hostname) to the board, DNS maps that name to the board’s current IP address. So, instead of searching by IP every time, you can simply use the name.</text:span><text:span/><text:span/><text:span/></text:p>
      <text:p text:style-name="P122"><text:span/><text:span/><text:span/></text:p>
      <text:p text:style-name="P123"><text:span/><text:span/><text:span/></text:p>
      <text:p text:style-name="P124"><text:span text:style-name="T193"/><text:span text:style-name="T194"/><text:span text:style-name="T195"/></text:p>
      <text:p text:style-name="P125"><text:span text:style-name="T196"/><text:span text:style-name="T197"/><text:span text:style-name="T198"/></text:p>
      <text:p text:style-name="P126"><text:span text:style-name="T199"/><text:span text:style-name="T200"/><text:span text:style-name="T201"/></text:p>
      <text:p text:style-name="P127"><text:span text:style-name="T202"/><text:span text:style-name="T203"/><text:span text:style-name="T204"/></text:p>
      <text:p text:style-name="P128"><text:span text:style-name="T205"/><text:span text:style-name="T206"/><text:span text:style-name="T207"/></text:p>
      <text:p text:style-name="P129"><text:span text:style-name="T208"/><text:span/></text:p>
      <text:p text:style-name="P130"><text:span text:style-name="T209">DHCP (Dynamic Host Configuration Protocol)</text:span><text:span text:style-name="T210"> is a network protocol that </text:span><text:span text:style-name="T211">automatically assigns IP addresses</text:span><text:span text:style-name="T212"> to devices on a network.</text:span><text:span/></text:p>
      <text:list>
        <text:list-item>
          <text:p text:style-name="P131"><text:span text:style-name="T213">🔹 </text:span><text:span text:style-name="T214">Key Points:</text:span><text:span text:style-name="T215"/></text:p>
        </text:list-item>
      </text:list>
      <text:list text:style-name="WWNum2" text:continue-numbering="true">
        <text:list-item>
          <text:p text:style-name="P132"><text:span text:style-name="T216">Automatic IP assignment:</text:span><text:span text:style-name="T217"> When a device (like your board or computer) connects to the network, DHCP gives it an IP address automatically.</text:span><text:span/></text:p>
        </text:list-item>
        <text:list-item>
          <text:p text:style-name="P133"><text:span text:style-name="T218">Reduces manual setup:</text:span><text:span text:style-name="T219"> You don’t have to manually assign IP addresses to each device.</text:span><text:span/></text:p>
        </text:list-item>
        <text:list-item>
          <text:p text:style-name="P134"><text:span text:style-name="T220">Other info provided:</text:span><text:span text:style-name="T221"> DHCP can also provide </text:span><text:span text:style-name="T222">subnet mask, gateway, and DNS server</text:span><text:span text:style-name="T223"> information.</text:span><text:span/></text:p>
        </text:list-item>
      </text:list>
      <text:p text:style-name="P135"><text:span text:style-name="T224"/><text:span text:style-name="T2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  <style:text-properties/>
    </style:style>
    <style:style style:parent-style-name="138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138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138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8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8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  <style:text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38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  <style:text-properties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38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665">
      <style:paragraph-properties/>
      <style:text-properties fo:color="#000000" fo:font-family="Liberation Serif" style:font-family-asian="Noto Sans CJK SC" style:font-family-complex="Lohit Devanagari" fo:font-size="12pt" style:font-size-complex="12pt" fo:language="en" style:language-complex="hi" fo:country="IN" style:country-complex="IN"/>
    </style:style>
    <style:style style:parent-style-name="665" style:display-name="Standard" style:family="paragraph" style:name="666">
      <style:paragraph-properties/>
      <style:text-properties/>
    </style:style>
    <style:style style:parent-style-name="666" style:display-name="Heading" style:family="paragraph" style:name="667">
      <style:paragraph-properties fo:margin-top="12pt" fo:margin-bottom="6pt"/>
      <style:text-properties fo:font-family="Liberation Sans" style:font-family-asian="Noto Sans CJK SC" style:font-family-complex="Lohit Devanagari" fo:font-size="14pt" style:font-size-complex="14pt"/>
    </style:style>
    <style:style style:parent-style-name="666" style:display-name="Text body" style:family="paragraph" style:name="668">
      <style:paragraph-properties fo:line-height="115%" fo:margin-top="0pt" fo:margin-bottom="7pt"/>
      <style:text-properties/>
    </style:style>
    <style:style style:parent-style-name="668" style:display-name="List" style:family="paragraph" style:name="669">
      <style:paragraph-properties/>
      <style:text-properties style:font-family-complex="Lohit Devanagari"/>
    </style:style>
    <style:style style:parent-style-name="666" style:display-name="Caption" style:family="paragraph" style:name="670">
      <style:paragraph-properties fo:margin-top="6pt" fo:margin-bottom="6pt"/>
      <style:text-properties style:font-family-complex="Lohit Devanagari" fo:font-size="12pt" style:font-size-complex="12pt" fo:font-style="italic"/>
    </style:style>
    <style:style style:parent-style-name="666" style:display-name="Index" style:family="paragraph" style:name="671">
      <style:paragraph-properties/>
      <style:text-properties style:font-family-complex="Lohit Devanagari"/>
    </style:style>
    <style:style style:parent-style-name="667" style:display-name="Heading 3" style:family="paragraph" style:name="672">
      <style:paragraph-properties fo:margin-top="7pt" fo:margin-bottom="6pt"/>
      <style:text-properties fo:font-family="Liberation Serif" style:font-family-asian="Noto Sans CJK SC" style:font-family-complex="Lohit Devanagari" fo:font-size="14pt" style:font-size-complex="14pt" fo:font-weight="bold"/>
    </style:style>
    <style:style style:parent-style-name="666" style:display-name="Horizontal Line" style:family="paragraph" style:name="673">
      <style:paragraph-properties fo:margin-top="0pt" fo:margin-bottom="14.15pt" fo:border-top="none" fo:border-bottom="0.00441cm solid #808080" fo:border-left="none" fo:border-right="none"/>
      <style:text-properties fo:font-size="6pt" style:font-size-complex="6pt"/>
    </style:style>
    <style:style style:parent-style-name="665" style:display-name="Strong Emphasis" style:family="text" style:name="674">
      <style:paragraph-properties/>
      <style:text-properties fo:font-weight="bold"/>
    </style:style>
    <style:style style:parent-style-name="665" style:display-name="Source Text" style:family="text" style:name="675">
      <style:paragraph-properties/>
      <style:text-properties fo:font-family="Liberation Mono" style:font-family-asian="Courier New" style:font-family-complex="Liberation Mono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meta:creation-date>2025-10-15T12:40:34Z</meta:creation-date>
  </office:meta>
</office:document-meta>
</file>